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638in"/>
    </style:style>
    <style:style style:name="co2" style:family="table-column">
      <style:table-column-properties fo:break-before="auto" style:column-width="0.8535in"/>
    </style:style>
    <style:style style:name="co3" style:family="table-column">
      <style:table-column-properties fo:break-before="auto" style:column-width="0.8429in"/>
    </style:style>
    <style:style style:name="co4" style:family="table-column">
      <style:table-column-properties fo:break-before="auto" style:column-width="0.5154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Matrix Size</text:p>
          </table:table-cell>
          <table:table-cell office:value-type="string">
            <text:p>Time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02198">
            <text:p>0.00219800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08162">
            <text:p>0.00816200</text:p>
          </table:table-cell>
          <table:table-cell table:number-columns-repeated="2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032508">
            <text:p>0.03250800</text:p>
          </table:table-cell>
          <table:table-cell table:number-columns-repeated="2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50573">
            <text:p>0.05057300</text:p>
          </table:table-cell>
          <table:table-cell table:number-columns-repeated="2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207005">
            <text:p>0.20700500</text:p>
          </table:table-cell>
          <table:table-cell table:number-columns-repeated="2"/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3"/>
          <table:table-cell>
            <draw:frame table:end-cell-address="Sheet1.H27" table:end-x="0.0087in" table:end-y="0.1382in" draw:z-index="0" draw:style-name="gr1" svg:width="3.1492in" svg:height="2.7555in" svg:x="0.0398in" svg:y="0.0394in">
              <draw:object draw:notify-on-update-of-ranges="Sheet1.A3:Sheet1.A6 Sheet1.B2:Sheet1.B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 table:number-rows-repeated="6552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 table:print="false">
        <office:forms form:automatic-focus="false" form:apply-design-mode="false"/>
        <table:table-column table:style-name="co5" table:default-cell-style-name="Default"/>
        <table:table-row table:style-name="ro1">
          <table:table-cell>
            <draw:frame table:end-cell-address="Sheet2.H26" table:end-x="0.3953in" table:end-y="0.1252in" draw:z-index="0" draw:style-name="gr1" svg:width="6.5736in" svg:height="4.5421in" svg:x="0.0445in" svg:y="0.0106in">
              <draw:object draw:notify-on-update-of-ranges="Sheet1.A3:Sheet1.A6 Sheet1.B2:Sheet1.B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8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2">12/12/2008</text:date>, <text:time>11:41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creator>Kevin English</dc:creator>
    <dc:date>2008-12-12T11:41:13</dc:date>
    <meta:editing-cycles>2</meta:editing-cycles>
    <meta:editing-duration>PT30M17S</meta:editing-duration>
    <meta:user-defined meta:name="Info 1"/>
    <meta:user-defined meta:name="Info 2"/>
    <meta:user-defined meta:name="Info 3"/>
    <meta:user-defined meta:name="Info 4"/>
    <meta:document-statistic meta:table-count="2" meta:cell-count="1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number:number-style style:name="N116">
      <number:number number:decimal-places="8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 style:data-style-name="N116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line" chart:style-name="ch1">
        <chart:title svg:x="1.415cm" svg:y="0.281cm" chart:style-name="ch2">
          <text:p>Sequnetial Performance 2</text:p>
        </chart:title>
        <chart:plot-area chart:style-name="ch3" table:cell-range-address="Sheet1.A2:Sheet1.B6" chart:data-source-has-labels="column" svg:x="0.119cm" svg:y="0.784cm" svg:width="7.72cm" svg:height="6.136cm">
          <chart:axis chart:dimension="x" chart:name="primary-x" chart:style-name="ch4">
            <chart:title svg:x="3.511cm" svg:y="6.489cm" chart:style-name="ch5">
              <text:p>Matrix Size</text:p>
            </chart:title>
            <chart:categories table:cell-range-address="Sheet1.A3:Sheet1.A6"/>
          </chart:axis>
          <chart:axis chart:dimension="y" chart:name="primary-y" chart:style-name="ch6">
            <chart:title svg:x="0.161cm" svg:y="4.214cm" chart:style-name="ch7">
              <text:p>Seconds</text:p>
            </chart:title>
          </chart:axis>
          <chart:series chart:style-name="ch8" chart:values-cell-range-address="Sheet1.B2:Sheet1.B6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400</text:p>
              </table:table-cell>
              <table:table-cell office:value-type="float" office:value="0.002198">
                <text:p>0.00219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08162">
                <text:p>0.00816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32508">
                <text:p>0.032508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0.050573">
                <text:p>0.050573</text:p>
              </table:table-cell>
            </table:table-row>
            <table:table-row>
              <table:table-cell office:value-type="string"/>
              <table:table-cell office:value-type="float" office:value="0.207005">
                <text:p>0.2070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number:number-style style:name="N117">
      <number:number number:decimal-places="8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21.427713394165pt" style:font-size-asian="21.427713394165pt" style:font-size-complex="21.427713394165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14.8345718383789pt" style:font-size-asian="14.8345718383789pt" style:font-size-complex="14.8345718383789pt"/>
    </style:style>
    <style:style style:name="ch6" style:family="chart" style:data-style-name="N117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14.8345718383789pt" style:font-size-asian="14.8345718383789pt" style:font-size-complex="14.8345718383789pt"/>
    </style:style>
    <style:style style:name="ch8" style:family="chart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6.698cm" svg:height="11.538cm" chart:class="chart:line" chart:style-name="ch1">
        <chart:title svg:x="2.955cm" svg:y="0.465cm" chart:style-name="ch2">
          <text:p>Sequnetial Performance 2</text:p>
        </chart:title>
        <chart:plot-area chart:style-name="ch3" table:cell-range-address="Sheet1.A3:Sheet1.A6 Sheet1.B2:Sheet1.B6" chart:data-source-has-labels="column" svg:x="0.247cm" svg:y="1.291cm" svg:width="16.113cm" svg:height="10.112cm">
          <chart:axis chart:dimension="x" chart:name="primary-x" chart:style-name="ch4">
            <chart:title svg:x="7.33cm" svg:y="10.695cm" chart:style-name="ch5">
              <text:p>Matrix Size</text:p>
            </chart:title>
            <chart:categories table:cell-range-address="Sheet1.A3:Sheet1.A6"/>
          </chart:axis>
          <chart:axis chart:dimension="y" chart:name="primary-y" chart:style-name="ch6">
            <chart:title svg:x="0.336cm" svg:y="6.944cm" chart:style-name="ch7">
              <text:p>Seconds</text:p>
            </chart:title>
          </chart:axis>
          <chart:series chart:style-name="ch8" chart:values-cell-range-address="Sheet1.B2:Sheet1.B6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400</text:p>
              </table:table-cell>
              <table:table-cell office:value-type="float" office:value="0.002198">
                <text:p>0.00219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08162">
                <text:p>0.00816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32508">
                <text:p>0.032508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0.050573">
                <text:p>0.050573</text:p>
              </table:table-cell>
            </table:table-row>
            <table:table-row>
              <table:table-cell office:value-type="string"/>
              <table:table-cell office:value-type="float" office:value="0.207005">
                <text:p>0.2070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